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79cm" fo:min-width="4.323cm"/>
    </style:style>
    <style:style style:name="gr2" style:family="graphic" style:parent-style-name="standard">
      <style:graphic-properties draw:textarea-horizontal-align="justify" draw:textarea-vertical-align="middle" draw:auto-grow-height="false" fo:min-height="1.783cm" fo:min-width="3.44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274cm" fo:min-width="6.739cm"/>
    </style:style>
    <style:style style:name="gr5" style:family="graphic" style:parent-style-name="standard">
      <style:graphic-properties draw:textarea-horizontal-align="justify" draw:textarea-vertical-align="middle" draw:auto-grow-height="false" fo:min-height="1.91cm" fo:min-width="3.92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07cm" svg:height="1.651cm" svg:x="7.985cm" svg:y="1cm">
          <text:p text:style-name="P1">Inicio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5.207cm" svg:height="1.651cm" svg:x="8.112cm" svg:y="20.05cm">
          <text:p text:style-name="P1">Fin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6.477cm" svg:height="2.032cm" svg:x="7.477cm" svg:y="4.048cm">
          <text:p text:style-name="P1">nPeso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draw:layer="layout" svg:width="6.477cm" svg:height="2.032cm" svg:x="7.223cm" svg:y="7.604cm">
          <text:p text:style-name="P1">nAltura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2" draw:layer="layout" svg:x1="10.652cm" svg:y1="2.651cm" svg:x2="10.779cm" svg:y2="3.921cm">
          <text:p/>
        </draw:line>
        <draw:line draw:style-name="gr3" draw:text-style-name="P2" draw:layer="layout" svg:x1="10.779cm" svg:y1="5.953cm" svg:x2="10.525cm" svg:y2="7.731cm">
          <text:p/>
        </draw:line>
        <draw:line draw:style-name="gr3" draw:text-style-name="P2" draw:layer="layout" svg:x1="10.525cm" svg:y1="9.636cm" svg:x2="10.271cm" svg:y2="10.779cm">
          <text:p/>
        </draw:line>
        <draw:custom-shape draw:style-name="gr4" draw:text-style-name="P1" draw:layer="layout" svg:width="7.239cm" svg:height="1.524cm" svg:x="6.842cm" svg:y="10.779cm">
          <text:p text:style-name="P1">BMI(calculations)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017cm" svg:y1="12.43cm" svg:x2="10.271cm" svg:y2="14.335cm">
          <text:p/>
        </draw:line>
        <draw:custom-shape draw:style-name="gr5" draw:text-style-name="P1" draw:layer="layout" svg:width="6.731cm" svg:height="2.159cm" svg:x="6.969cm" svg:y="14.335cm">
          <text:p text:style-name="P1">Output pantalla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line draw:style-name="gr3" draw:text-style-name="P2" draw:layer="layout" svg:x1="10.271cm" svg:y1="16.621cm" svg:x2="10.525cm" svg:y2="20.17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29T12:44:21.351334684</meta:creation-date>
    <dc:date>2021-11-03T10:32:26.088180446</dc:date>
    <meta:editing-duration>PT28M54S</meta:editing-duration>
    <meta:editing-cycles>2</meta:editing-cycles>
    <meta:generator>LibreOffice/6.0.7.3$Linux_X86_64 LibreOffice_project/00m0$Build-3</meta:generator>
    <meta:document-statistic meta:object-count="11"/>
  </office:meta>
</office:document-meta>
</file>